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([.A3]*[.A3]*[.B3])/1000" office:value-type="float" office:value="100" calcext:value-type="float">
            <text:p>100</text:p>
          </table:table-cell>
          <table:table-cell table:formula="of:=[.C3]/[.A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([.A4]*[.A4]*[.B4])/1000" office:value-type="float" office:value="400" calcext:value-type="float">
            <text:p>400</text:p>
          </table:table-cell>
          <table:table-cell table:formula="of:=[.C4]/[.A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([.A5]*[.A5]*[.B5])/1000" office:value-type="float" office:value="900" calcext:value-type="float">
            <text:p>900</text:p>
          </table:table-cell>
          <table:table-cell table:formula="of:=[.C5]/[.A5]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A7]*([.A7]*([.B7]/1000))" office:value-type="float" office:value="100" calcext:value-type="float">
            <text:p>100</text:p>
          </table:table-cell>
          <table:table-cell table:formula="of:=[.C7]/[.A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A8]*([.A8]*([.B8]/1000))" office:value-type="float" office:value="400" calcext:value-type="float">
            <text:p>400</text:p>
          </table:table-cell>
          <table:table-cell table:formula="of:=[.C8]/[.A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[.A9]*([.A9]*([.B9]/1000))" office:value-type="float" office:value="900" calcext:value-type="float">
            <text:p>900</text:p>
          </table:table-cell>
          <table:table-cell table:formula="of:=[.C9]/[.A9]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hatgpt</text:p>
          </table:table-cell>
          <table:covered-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12]*([.B12]*[.A12])/1000" office:value-type="float" office:value="4" calcext:value-type="float">
            <text:p>4</text:p>
          </table:table-cell>
          <table:table-cell table:formula="of:=[.C12]/[.A12]"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9:36:58.762558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3:16:19.983852870</meta:creation-date>
    <dc:date>2025-02-11T20:38:52.343504692</dc:date>
    <meta:editing-duration>PT1H34M24S</meta:editing-duration>
    <meta:editing-cycles>11</meta:editing-cycles>
    <meta:generator>LibreOffice/24.2.6.2$Linux_X86_64 LibreOffice_project/420$Build-2</meta:generator>
    <meta:document-statistic meta:table-count="1" meta:cell-count="33" meta:object-count="0"/>
  </office:meta>
</office:document-meta>
</file>